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A11925FDBDF95921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9.893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3.201cm" svg:y="1cm" presentation:class="title" presentation:user-transformed="true">
          <draw:text-box>
            <text:p>Sistema OS</text:p>
          </draw:text-box>
        </draw:frame>
        <draw:frame presentation:style-name="pr2" draw:text-style-name="P3" draw:layer="layout" svg:width="8.999cm" svg:height="10.129cm" svg:x="18.4cm" svg:y="9.471cm" presentation:class="subtitle" presentation:user-transformed="true">
          <draw:text-box>
            <text:list text:style-name="L1">
              <text:list-header>
                <text:p text:style-name="P1"/>
                <text:p text:style-name="P1"/>
                <text:p text:style-name="P1"/>
                <text:p text:style-name="P1"/>
              </text:list-header>
              <text:list-item>
                <text:p text:style-name="P2">Marcelo Acácio</text:p>
              </text:list-item>
              <text:list-item>
                <text:p text:style-name="P2">Rafael Felipe</text:p>
              </text:list-item>
              <text:list-item>
                <text:p text:style-name="P2">Rodolfo Santos</text:p>
              </text:list-item>
              <text:list-item>
                <text:p text:style-name="P2">Rogério Alves</text:p>
              </text:list-item>
            </text:list>
          </draw:text-box>
        </draw:frame>
        <draw:frame draw:style-name="gr1" draw:text-style-name="P4" draw:layer="layout" svg:width="9.8cm" svg:height="9.8cm" svg:x="3.4cm" svg:y="6.6cm">
          <draw:image xlink:href="Pictures/100002010000008000000080A11925FDBDF9592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7T22:13:59.225415666</meta:creation-date>
    <dc:date>2016-06-27T22:23:47.036881506</dc:date>
    <meta:editing-duration>PT9M48S</meta:editing-duration>
    <meta:editing-cycles>1</meta:editing-cycles>
    <meta:document-statistic meta:object-count="38"/>
    <meta:generator>LibreOffice/5.1.3.2$Linux_X86_64 LibreOffice_project/10m0$Build-2</meta:generator>
  </office:meta>
</office:document-meta>
</file>